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3.140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4.9311in"/>
    </style:style>
    <style:style style:name="co8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61"/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use propertie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a xlink:href="http://gridlab-d.shoutwiki.com/wiki/Residential_module_user's_guide" xlink:type="simple">Reference</text:a>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office:value-type="string" calcext:value-type="string">
            <text:p>Conversion coefficient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riginal value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fault componen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/K</text:p>
          </table:table-cell>
          <table:table-cell table:style-name="ce5" office:value-type="string" calcext:value-type="string">
            <text:p>House heat loss coefficient (conductance) (Ua)</text:p>
          </table:table-cell>
          <table:table-cell table:style-name="ce15" table:formula="of:=[.K45]*[.K43]+[.K46]/[.K25]+[.K47]/[.K22]+[.K48]/[.K23]+[.K49]/[.K24]+[.K34]*[.K6]*[.K9]*[.K26]" office:value-type="float" office:value="218.330587290262" calcext:value-type="float">
            <text:p>2.18E+02</text:p>
          </table:table-cell>
          <table:table-cell table:style-name="ce15" table:formula="of:=137.5*3" office:value-type="float" office:value="412.5" calcext:value-type="float">
            <text:p>4.13E+02</text:p>
          </table:table-cell>
          <table:table-cell office:value-type="string" calcext:value-type="string">
            <text:p><text:a xlink:href="https://dothemath.ucsd.edu/2012/11/this-thermal-house/" xlink:type="simple">Often multiplied by 3 because of drafts</text:a></text:p>
          </table:table-cell>
          <table:table-cell/>
          <table:table-cell table:style-name="ce25" office:value-type="string" calcext:value-type="string" table:number-columns-spanned="1" table:number-rows-spanned="11">
            <text:p>Geometry</text:p>
          </table:table-cell>
          <table:table-cell table:style-name="ce6" office:value-type="string" calcext:value-type="string">
            <text:p>m²</text:p>
          </table:table-cell>
          <table:table-cell table:style-name="ce5" office:value-type="string" calcext:value-type="string">
            <text:p>Floor area (A)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8mx12.5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/K</text:p>
          </table:table-cell>
          <table:table-cell office:value-type="string" calcext:value-type="string">
            <text:p>House mass surface conductance (Hm)</text:p>
          </table:table-cell>
          <table:table-cell table:style-name="ce16" table:formula="of:=[.K27]*([.K47]/[.K12]+[.K44]*[.K16]+[.K48]*[.K8]/[.K10])" office:value-type="float" office:value="2837.90830504321" calcext:value-type="float">
            <text:p>2.84E+03</text:p>
          </table:table-cell>
          <table:table-cell table:style-name="ce17" table:formula="of:=455*8.14" office:value-type="float" office:value="3703.7" calcext:value-type="float">
            <text:p>3.70E+03</text:p>
          </table:table-cell>
          <table:table-cell table:number-columns-repeated="2"/>
          <table:covered-table-cell/>
          <table:table-cell/>
          <table:table-cell table:style-name="Default" office:value-type="string" calcext:value-type="string">
            <text:p>Floor aspect ratio ( R)</text:p>
          </table:table-cell>
          <table:table-cell table:style-name="ce9" table:formula="of:=12.5/8" office:value-type="float" office:value="1.5625" calcext:value-type="float">
            <text:p>1.56</text:p>
          </table:table-cell>
          <table:table-cell office:value-type="string" calcext:value-type="string">
            <text:p>Ratio of depth/width</text:p>
          </table:table-cell>
          <table:table-cell/>
          <table:table-cell office:value-type="string" calcext:value-type="string">
            <text:p>F to K factor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string" calcext:value-type="string">
            <text:p>J/K</text:p>
          </table:table-cell>
          <table:table-cell office:value-type="string" calcext:value-type="string">
            <text:p>Air thermal mass (Ca)</text:p>
          </table:table-cell>
          <table:table-cell table:style-name="ce16" table:formula="of:=3*[.K34]*[.K6]*[.K9]" office:value-type="float" office:value="907500" calcext:value-type="float">
            <text:p>9.08E+05</text:p>
          </table:table-cell>
          <table:table-cell table:style-name="ce16" table:formula="of:=3*100*2.5*1200" office:value-type="float" office:value="900000" calcext:value-type="float">
            <text:p>9.00E+05</text:p>
          </table:table-cell>
          <table:table-cell table:number-columns-repeated="2"/>
          <table:covered-table-cell/>
          <table:table-cell/>
          <table:table-cell office:value-type="string" calcext:value-type="string">
            <text:p>Number stories (n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/K</text:p>
          </table:table-cell>
          <table:table-cell office:value-type="string" calcext:value-type="string">
            <text:p>Total thermal mass (Cm)</text:p>
          </table:table-cell>
          <table:table-cell table:style-name="ce16" table:formula="of:=[.K6]*[.K28]-2*[.K34]*[.K6]*[.K9]" office:value-type="float" office:value="3450687.67486741" calcext:value-type="float">
            <text:p>3.45E+06</text:p>
          </table:table-cell>
          <table:table-cell table:style-name="ce16" table:formula="of:=100*40700" office:value-type="float" office:value="4070000" calcext:value-type="float">
            <text:p>4.07E+06</text:p>
          </table:table-cell>
          <table:table-cell table:number-columns-repeated="2"/>
          <table:covered-table-cell/>
          <table:table-cell office:value-type="string" calcext:value-type="string">
            <text:p>m</text:p>
          </table:table-cell>
          <table:table-cell office:value-type="string" calcext:value-type="string">
            <text:p>Ceiling height (h)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BTU to J (or to W.s)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Exterior ceiling, fraction of total 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top that is covered by ceiling (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Exterior floor, fraction of total (EF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bottom covered by floor</text:p>
          </table:table-cell>
          <table:table-cell/>
          <table:table-cell office:value-type="string" calcext:value-type="string">
            <text:p>ft to m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covered-table-cell/>
          <table:table-cell/>
          <table:table-cell office:value-type="string" calcext:value-type="string">
            <text:p>Exterior wall, fraction of total (EW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sides covered by walls (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Window/exterior wall area ratio (WWR)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Ratio of area between windows and exterior wall</text:p>
          </table:table-cell>
          <table:table-cell/>
          <table:table-cell office:value-type="string" calcext:value-type="string">
            <text:p>hr to sec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Doors (n_d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m²</text:p>
          </table:table-cell>
          <table:table-cell office:value-type="string" calcext:value-type="string">
            <text:p>Area of 1 door (A_1d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/>
          <table:table-cell table:style-name="ce4" office:value-type="string" calcext:value-type="string">
            <text:p>Interior/exterior wall surface ratio (IWR)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efault for 6 rooms per floo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5" office:value-type="string" calcext:value-type="string" table:number-columns-spanned="1" table:number-rows-spanned="5">
            <text:p>Windows</text:p>
          </table:table-cell>
          <table:table-cell/>
          <table:table-cell office:value-type="string" calcext:value-type="string">
            <text:p>Glazing layers (G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laye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Glasing material (GM)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an be glass or low-e (low emissivity) glass</text:p>
          </table:table-cell>
          <table:table-cell/>
          <table:table-cell office:value-type="string" calcext:value-type="string">
            <text:p>BTU/(hr.F.ft²) to W/(K.m²)</text:p>
          </table:table-cell>
          <table:table-cell table:style-name="ce10" table:formula="of:=([.O9]/[.O13]/[.O7]/([.O11]*[.O11]))" office:value-type="float" office:value="5.63289954842696" calcext:value-type="float">
            <text:p>5.63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Window frame (WF)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an be None, Aluminium, Thermal break, wood, insulated</text:p>
          </table:table-cell>
          <table:table-cell/>
          <table:table-cell office:value-type="string" calcext:value-type="string">
            <text:p>F.hr.ht²/BTU to K.m²/K</text:p>
          </table:table-cell>
          <table:table-cell table:style-name="ce10" table:formula="of:=1/[.O18]" office:value-type="float" office:value="0.177528463165877" calcext:value-type="float">
            <text:p>0.18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Glazing treatment (GT)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an be clear, heat-absorbing, refective, low-solar, high-sola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/>
          <table:table-cell table:style-name="ce4" office:value-type="string" calcext:value-type="string">
            <text:p>Window exterior transmission (WET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for normal windows, 0.6 if insect screen (“moustiquaire”)</text:p>
          </table:table-cell>
          <table:table-cell/>
          <table:table-cell office:value-type="string" calcext:value-type="string">
            <text:p>BTU/(F.ft²) to J/(K.m²)</text:p>
          </table:table-cell>
          <table:table-cell table:formula="of:=[.O9]/[.O7]/([.O11]*[.O11])" office:value-type="float" office:value="20278.4383743371" calcext:value-type="float">
            <text:p>20278.4383743371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5" office:value-type="string" calcext:value-type="string" table:number-columns-spanned="1" table:number-rows-spanned="5">
            <text:p>Isolation</text:p>
          </table:table-cell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walls (R_w)</text:p>
          </table:table-cell>
          <table:table-cell table:style-name="ce9" table:formula="of:=19*[.O19]" office:value-type="float" office:value="3.37304080015166" calcext:value-type="float">
            <text:p>3.37</text:p>
          </table:table-cell>
          <table:table-cell office:value-type="string" calcext:value-type="string">
            <text:p>Default for integrity level 4 – moderately insulated – converted to SI units</text:p>
          </table:table-cell>
          <table:table-cell/>
          <table:table-cell office:value-type="string" calcext:value-type="string">
            <text:p>BTU/(F.hr) to W/K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ceilings (R_c)</text:p>
          </table:table-cell>
          <table:table-cell table:style-name="ce9" table:formula="of:=30*[.O19]" office:value-type="float" office:value="5.3258538949763" calcext:value-type="float">
            <text:p>5.33</text:p>
          </table:table-cell>
          <table:table-cell office:value-type="string" calcext:value-type="string">
            <text:p>Note: <text:a xlink:href="https://en.wikipedia.org/wiki/R-value_(insulation)" xlink:type="simple">R-value</text:a> is the inverse of U-value (used for window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floors (R_f)</text:p>
          </table:table-cell>
          <table:table-cell table:style-name="ce9" table:formula="of:=11*[.O19]" office:value-type="float" office:value="1.95281309482464" calcext:value-type="float">
            <text:p>1.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doors (R_d)</text:p>
          </table:table-cell>
          <table:table-cell table:style-name="ce9" table:formula="of:=5*[.O19]" office:value-type="float" office:value="0.887642315829384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 office:value-type="string" calcext:value-type="string">
            <text:p>s^{-1}</text:p>
          </table:table-cell>
          <table:table-cell table:style-name="ce4" office:value-type="string" calcext:value-type="string">
            <text:p>Infiltation volumetric air exchange rate (I)</text:p>
          </table:table-cell>
          <table:table-cell table:style-name="ce27" table:formula="of:=1/[.O13]" office:value-type="float" office:value="0.000277777777777778" calcext:value-type="float">
            <text:p>2.78E-04</text:p>
          </table:table-cell>
          <table:table-cell table:style-name="ce4" office:value-type="string" calcext:value-type="string">
            <text:p>Interior volume air change per hour. Default is 1/h for moderately insulated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19" office:value-type="string" calcext:value-type="string" table:number-columns-spanned="1" table:number-rows-spanned="3">
            <text:p>Inside thermal properties</text:p>
          </table:table-cell>
          <table:table-cell office:value-type="string" calcext:value-type="string">
            <text:p>W/(K.m²)</text:p>
          </table:table-cell>
          <table:table-cell office:value-type="string" calcext:value-type="string">
            <text:p>Interior surface heat transfer coefficient (h_s)</text:p>
          </table:table-cell>
          <table:table-cell table:style-name="ce9" table:formula="of:=1.46*[.O18]" office:value-type="float" office:value="8.22403334070336" calcext:value-type="float">
            <text:p>8.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J/(K.m²)</text:p>
          </table:table-cell>
          <table:table-cell office:value-type="string" calcext:value-type="string">
            <text:p>Thermal mass per unit floor area (m_f)</text:p>
          </table:table-cell>
          <table:table-cell table:style-name="ce9" table:formula="of:=2*[.O21]" office:value-type="float" office:value="40556.8767486741" calcext:value-type="float">
            <text:p>40556.88</text:p>
          </table:table-cell>
          <table:table-cell office:value-type="string" calcext:value-type="string">
            <text:p>2 BTU/(F.ft²) is the rule of thumb for wood frame construction with furnishing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J/(K.m²)</text:p>
          </table:table-cell>
          <table:table-cell office:value-type="string" calcext:value-type="string">
            <text:p>Interior surface thermal mass, subototal</text:p>
          </table:table-cell>
          <table:table-cell table:style-name="ce9" table:formula="of:=1.5*[.O21]" office:value-type="float" office:value="30417.6575615056" calcext:value-type="float">
            <text:p>30417.66</text:p>
          </table:table-cell>
          <table:table-cell office:value-type="string" calcext:value-type="string">
            <text:p>Same, without furnishing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0" office:value-type="string" calcext:value-type="string" table:number-columns-spanned="1" table:number-rows-spanned="4">
            <text:p>Gain</text:p>
          </table:table-cell>
          <table:table-cell table:style-name="ce6"/>
          <table:table-cell table:style-name="ce5" office:value-type="string" calcext:value-type="string">
            <text:p>Solar gain fraction to mass (f_s)</text:p>
          </table:table-cell>
          <table:table-cell table:style-name="ce28" office:value-type="float" office:value="0.5" calcext:value-type="float">
            <text:p>0.50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Internal gain fraction to mass (f_i)</text:p>
          </table:table-cell>
          <table:table-cell table:style-name="ce9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HVAC delivered fraction to mass (f_m)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/>
          <table:covered-table-cell table:style-name="ce4"/>
          <table:table-cell table:style-name="ce8"/>
          <table:table-cell table:style-name="ce4" office:value-type="string" calcext:value-type="string">
            <text:p>Include solar quadrant</text:p>
          </table:table-cell>
          <table:table-cell table:style-name="ce4" office:value-type="string" calcext:value-type="string">
            <text:p>N,S,E,W</text:p>
          </table:table-cell>
          <table:table-cell table:style-name="ce4" office:value-type="string" calcext:value-type="string">
            <text:p>Sun comes from all quadrant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1" office:value-type="string" calcext:value-type="string" table:number-columns-spanned="1" table:number-rows-spanned="3">
            <text:p>Constants</text:p>
          </table:table-cell>
          <table:table-cell office:value-type="string" calcext:value-type="string">
            <text:p>J/(m³.K)</text:p>
          </table:table-cell>
          <table:table-cell office:value-type="string" calcext:value-type="string">
            <text:p>Heat capacity of air</text:p>
          </table:table-cell>
          <table:table-cell table:formula="of:=0.00121*1000000" office:value-type="float" office:value="1210" calcext:value-type="float">
            <text:p>1210</text:p>
          </table:table-cell>
          <table:table-cell office:value-type="string" calcext:value-type="string">
            <text:p>Based on <text:a xlink:href="https://en.wikipedia.org/wiki/Table_of_specific_heat_capacities" xlink:type="simple">Air (typical room conditions)</text:a> in Wikipedia, expressed in J/(cm³.K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 table:style-name="ce4"/>
          <table:table-cell table:style-name="ce8"/>
          <table:table-cell table:style-name="ce4" table:number-columns-repeated="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pendant componen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2" office:value-type="string" calcext:value-type="string" table:number-columns-spanned="1" table:number-rows-spanned="2">
            <text:p>Isolation</text:p>
          </table:table-cell>
          <table:table-cell table:style-name="ce5"/>
          <table:table-cell table:style-name="ce5" office:value-type="string" calcext:value-type="string">
            <text:p>Window Solar Heat Gain Coefficient (SHGC_nom)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string" calcext:value-type="string">
            <text:p>Look-up tabl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/>
          <table:table-cell office:value-type="string" calcext:value-type="string">
            <text:p>W/(K.m²)</text:p>
          </table:table-cell>
          <table:table-cell office:value-type="string" calcext:value-type="string">
            <text:p>Window U-value (Ug)</text:p>
          </table:table-cell>
          <table:table-cell table:style-name="ce9" table:formula="of:=0.81*[.O18]" office:value-type="float" office:value="4.56264863422584" calcext:value-type="float">
            <text:p>4.56</text:p>
          </table:table-cell>
          <table:table-cell office:value-type="string" calcext:value-type="string">
            <text:p>Look-up table and conversion coeffici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Areas</text:p>
          </table:table-cell>
          <table:table-cell table:style-name="ce3" office:value-type="string" calcext:value-type="string">
            <text:p>m²</text:p>
          </table:table-cell>
          <table:table-cell office:value-type="string" calcext:value-type="string">
            <text:p>Gross exterior wall area (A_wt)</text:p>
          </table:table-cell>
          <table:table-cell table:formula="of:=2*[.K8]*[.K9]*(1+[.K7])*SQRT([.K6]/([.K8]*[.K7]))" office:value-type="float" office:value="102.5" calcext:value-type="float">
            <text:p>10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Gross window area (A_g)</text:p>
          </table:table-cell>
          <table:table-cell table:formula="of:=[.K13]*[.K44]*[.K12]" office:value-type="float" office:value="7.175" calcext:value-type="float">
            <text:p>7.1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Total door area (Ad)</text:p>
          </table:table-cell>
          <table:table-cell table:formula="of:=[.K14]*[.K1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erior wall area (A_w)</text:p>
          </table:table-cell>
          <table:table-cell table:formula="of:=([.K44]-([.K45]+[.K46]))*[.K12]" office:value-type="float" office:value="91.325" calcext:value-type="float">
            <text:p>91.3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erior ceiling area (A_c)</text:p>
          </table:table-cell>
          <table:table-cell table:formula="of:=[.K6]/[.K8]*[.K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rerior floor area (A_f)</text:p>
          </table:table-cell>
          <table:table-cell table:formula="of:=[.K6]/[.K8]*[.K11]"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4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57:17.053214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0:40:52.868657652</meta:creation-date>
    <dc:date>2022-02-07T18:18:58.570427530</dc:date>
    <meta:editing-duration>PT2H55M57S</meta:editing-duration>
    <meta:editing-cycles>8</meta:editing-cycles>
    <meta:generator>LibreOffice/7.2.5.2.0$Linux_X86_64 LibreOffice_project/711f8d38e9451cd2fd39b6963d2a3fc166f04cb1</meta:generator>
    <meta:document-statistic meta:table-count="1" meta:cell-count="171" meta:object-count="0"/>
  </office:meta>
</office:document-meta>
</file>